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f720" officeooo:paragraph-rsid="0014f720"/>
    </style:style>
    <style:style style:name="P2" style:family="paragraph" style:parent-style-name="Text_20_body" style:list-style-name="L2">
      <style:text-properties officeooo:rsid="0014f720" officeooo:paragraph-rsid="0014f720"/>
    </style:style>
    <style:style style:name="P3" style:family="paragraph" style:parent-style-name="Text_20_body" style:list-style-name="L2">
      <style:text-properties officeooo:rsid="001634a4" officeooo:paragraph-rsid="001634a4"/>
    </style:style>
    <style:style style:name="P4" style:family="paragraph" style:parent-style-name="Title">
      <style:text-properties officeooo:rsid="0014f720" officeooo:paragraph-rsid="0014f720"/>
    </style:style>
    <style:style style:name="T1" style:family="text">
      <style:text-properties officeooo:rsid="001634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finition of Done</text:p>
      <text:p text:style-name="P1"/>
      <text:list xml:id="list7825870865436289996" text:style-name="L2">
        <text:list-item>
          <text:p text:style-name="P2">Vaatimus on valmis kun se on:</text:p>
          <text:list>
            <text:list-item>
              <text:p text:style-name="P2">Analysoitu</text:p>
              <text:list>
                <text:list-item>
                  <text:p text:style-name="P2">Vaativuusanalyysi sprintin aloituspalaverissa</text:p>
                </text:list-item>
              </text:list>
            </text:list-item>
            <text:list-item>
              <text:p text:style-name="P2">Suunniteltu</text:p>
              <text:list>
                <text:list-item>
                  <text:p text:style-name="P2">Vastuuhenkilö(t) nimetty</text:p>
                </text:list-item>
                <text:list-item>
                  <text:p text:style-name="P2">Tarkempi suunnittelu Sprintin aikana</text:p>
                </text:list-item>
              </text:list>
            </text:list-item>
            <text:list-item>
              <text:p text:style-name="P2">Ohjelmoitu</text:p>
              <text:list>
                <text:list-item>
                  <text:p text:style-name="P2">Siihen sprinttiin valitut user storyt ovat hyväksymisehtojen mukaiset</text:p>
                </text:list-item>
                <text:list-item>
                  <text:p text:style-name="P2">Koodi on refaktoroitu riittävälle tasolle (sonar)</text:p>
                </text:list-item>
              </text:list>
            </text:list-item>
            <text:list-item>
              <text:p text:style-name="P2">Testattu<text:tab/></text:p>
              <text:list>
                <text:list-item>
                  <text:p text:style-name="P2">Yksikkötestit</text:p>
                  <text:list>
                    <text:list-item>
                      <text:p text:style-name="P2">Testikattavuus 85%</text:p>
                    </text:list-item>
                    <text:list-item>
                      <text:p text:style-name="P2">Kaikki testit menevät läpi</text:p>
                    </text:list-item>
                  </text:list>
                </text:list-item>
                <text:list-item>
                  <text:p text:style-name="P2">EasyB -testit</text:p>
                  <text:list>
                    <text:list-item>
                      <text:p text:style-name="P2">Kaikki läpi</text:p>
                    </text:list-item>
                  </text:list>
                </text:list-item>
              </text:list>
            </text:list-item>
            <text:list-item>
              <text:p text:style-name="P2">Koodi on githubissa</text:p>
              <text:list>
                <text:list-item>
                  <text:p text:style-name="P2">Kaikki branchit mergetty masteriin</text:p>
                </text:list-item>
              </text:list>
            </text:list-item>
            <text:list-item>
              <text:p text:style-name="P2">Jenkins/<text:span text:style-name="T1">Travis</text:span></text:p>
              <text:list>
                <text:list-item>
                  <text:p text:style-name="P2">Jenkinsissä ajantasainen versio, jonka Jenkins hyväksyy (ei punaista)</text:p>
                </text:list-item>
              </text:list>
            </text:list-item>
            <text:list-item>
              <text:p text:style-name="P2">Scrum-boardilla story on siirretty backlogista Doneen</text:p>
            </text:list-item>
            <text:list-item>
              <text:p text:style-name="P3">Verkossa oleva Scrum-hallintatyökalu on ajanatasall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6:46:58.410574388</meta:creation-date>
    <dc:date>2015-03-30T17:01:46.939311999</dc:date>
    <meta:editing-duration>PT4M18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2" meta:word-count="97" meta:character-count="653" meta:non-whitespace-character-count="653"/>
  </office:meta>
</office:document-meta>
</file>